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B1" style:family="table-cell">
      <style:table-cell-properties fo:background-color="#99ccff" fo:padding="0cm" fo:border="0.05pt solid #000099">
        <style:background-image/>
      </style:table-cell-properties>
    </style:style>
    <style:style style:name="Table1.A2" style:family="table-cell">
      <style:table-cell-properties fo:padding="0cm" fo:border-left="0.05pt solid #000099" fo:border-right="none" fo:border-top="none" fo:border-bottom="0.05pt solid #000099"/>
    </style:style>
    <style:style style:name="Table1.B2" style:family="table-cell" style:data-style-name="N0">
      <style:table-cell-properties style:vertical-align="bottom" fo:padding="0cm" fo:border-left="0.05pt solid #000099" fo:border-right="0.05pt solid #000099" fo:border-top="none" fo:border-bottom="0.05pt solid #000099"/>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B1" style:family="table-cell">
      <style:table-cell-properties fo:background-color="#99ccff" fo:padding="0cm" fo:border="0.05pt solid #000099">
        <style:background-image/>
      </style:table-cell-properties>
    </style:style>
    <style:style style:name="Table2.A2" style:family="table-cell">
      <style:table-cell-properties fo:padding="0cm" fo:border-left="0.05pt solid #000099" fo:border-right="none" fo:border-top="none" fo:border-bottom="0.05pt solid #000099"/>
    </style:style>
    <style:style style:name="Table2.B2" style:family="table-cell" style:data-style-name="N0">
      <style:table-cell-properties style:vertical-align="bottom" fo:padding="0cm" fo:border-left="0.05pt solid #000099" fo:border-right="0.05pt solid #000099" fo:border-top="none" fo:border-bottom="0.05pt solid #000099"/>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3.B1" style:family="table-cell">
      <style:table-cell-properties fo:background-color="#99ccff" fo:padding="0cm" fo:border="0.05pt solid #000099">
        <style:background-image/>
      </style:table-cell-properties>
    </style:style>
    <style:style style:name="Table3.A2" style:family="table-cell">
      <style:table-cell-properties fo:padding="0cm" fo:border-left="0.05pt solid #000099" fo:border-right="none" fo:border-top="none" fo:border-bottom="0.05pt solid #000099"/>
    </style:style>
    <style:style style:name="Table3.B2" style:family="table-cell" style:data-style-name="N0">
      <style:table-cell-properties style:vertical-align="bottom" fo:padding="0cm" fo:border-left="0.05pt solid #000099" fo:border-right="0.05pt solid #000099" fo:border-top="none" fo:border-bottom="0.05pt solid #000099"/>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4.B1" style:family="table-cell">
      <style:table-cell-properties fo:background-color="#99ccff" fo:padding="0cm" fo:border="0.05pt solid #000099">
        <style:background-image/>
      </style:table-cell-properties>
    </style:style>
    <style:style style:name="Table4.A2" style:family="table-cell">
      <style:table-cell-properties fo:padding="0cm" fo:border-left="0.05pt solid #000099" fo:border-right="none" fo:border-top="none" fo:border-bottom="0.05pt solid #000099"/>
    </style:style>
    <style:style style:name="Table4.B2" style:family="table-cell" style:data-style-name="N0">
      <style:table-cell-properties style:vertical-align="bottom" fo:padding="0cm" fo:border-left="0.05pt solid #000099" fo:border-right="0.05pt solid #000099" fo:border-top="none" fo:border-bottom="0.05pt solid #000099"/>
    </style:style>
    <style:style style:name="Table5" style:family="table">
      <style:table-properties style:width="25.698cm" table:align="margins"/>
    </style:style>
    <style:style style:name="Table5.A" style:family="table-column">
      <style:table-column-properties style:column-width="12.848cm" style:rel-column-width="32767*"/>
    </style:style>
    <style:style style:name="Table5.B" style:family="table-column">
      <style:table-column-properties style:column-width="12.85cm" style:rel-column-width="32768*"/>
    </style:style>
    <style:style style:name="Table5.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5.B1" style:family="table-cell">
      <style:table-cell-properties fo:background-color="#99ccff" fo:padding="0cm" fo:border="0.05pt solid #000099">
        <style:background-image/>
      </style:table-cell-properties>
    </style:style>
    <style:style style:name="Table5.A2" style:family="table-cell">
      <style:table-cell-properties fo:padding="0cm" fo:border-left="0.05pt solid #000099" fo:border-right="none" fo:border-top="none" fo:border-bottom="0.05pt solid #000099"/>
    </style:style>
    <style:style style:name="Table5.B2" style:family="table-cell" style:data-style-name="N0">
      <style:table-cell-properties style:vertical-align="bottom" fo:padding="0cm" fo:border-left="0.05pt solid #000099" fo:border-right="0.05pt solid #000099" fo:border-top="none" fo:border-bottom="0.05pt solid #000099"/>
    </style:style>
    <style:style style:name="Table6" style:family="table">
      <style:table-properties style:width="25.698cm" table:align="margins"/>
    </style:style>
    <style:style style:name="Table6.A" style:family="table-column">
      <style:table-column-properties style:column-width="12.848cm" style:rel-column-width="32767*"/>
    </style:style>
    <style:style style:name="Table6.B" style:family="table-column">
      <style:table-column-properties style:column-width="12.85cm" style:rel-column-width="32768*"/>
    </style:style>
    <style:style style:name="Table6.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6.B1" style:family="table-cell">
      <style:table-cell-properties fo:background-color="#99ccff" fo:padding="0cm" fo:border="0.05pt solid #000099">
        <style:background-image/>
      </style:table-cell-properties>
    </style:style>
    <style:style style:name="Table6.A2" style:family="table-cell">
      <style:table-cell-properties fo:padding="0cm" fo:border-left="0.05pt solid #000099" fo:border-right="none" fo:border-top="none" fo:border-bottom="0.05pt solid #000099"/>
    </style:style>
    <style:style style:name="Table6.B2" style:family="table-cell" style:data-style-name="N0">
      <style:table-cell-properties style:vertical-align="bottom" fo:padding="0cm" fo:border-left="0.05pt solid #000099" fo:border-right="0.05pt solid #000099" fo:border-top="none" fo:border-bottom="0.05pt solid #000099"/>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8.5cm" style:rel-column-width="32768*"/>
    </style:style>
    <style:style style:name="Table7.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7.B1" style:family="table-cell">
      <style:table-cell-properties fo:background-color="#99ccff" fo:padding="0cm" fo:border="0.05pt solid #000099">
        <style:background-image/>
      </style:table-cell-properties>
    </style:style>
    <style:style style:name="Table7.A2" style:family="table-cell">
      <style:table-cell-properties fo:padding="0cm" fo:border-left="0.05pt solid #000099" fo:border-right="none" fo:border-top="none" fo:border-bottom="0.05pt solid #000099"/>
    </style:style>
    <style:style style:name="Table7.B2" style:family="table-cell" style:data-style-name="N0">
      <style:table-cell-properties style:vertical-align="bottom" fo:padding="0cm" fo:border-left="0.05pt solid #000099" fo:border-right="0.05pt solid #000099" fo:border-top="none" fo:border-bottom="0.05pt solid #000099"/>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8.B1" style:family="table-cell">
      <style:table-cell-properties fo:background-color="#99ccff" fo:padding="0cm" fo:border="0.05pt solid #000099">
        <style:background-image/>
      </style:table-cell-properties>
    </style:style>
    <style:style style:name="Table8.A2" style:family="table-cell">
      <style:table-cell-properties fo:padding="0cm" fo:border-left="0.05pt solid #000099" fo:border-right="none" fo:border-top="none" fo:border-bottom="0.05pt solid #000099"/>
    </style:style>
    <style:style style:name="Table8.B2" style:family="table-cell" style:data-style-name="N0">
      <style:table-cell-properties style:vertical-align="bottom" fo:padding="0cm" fo:border-left="0.05pt solid #000099" fo:border-right="0.05pt solid #000099" fo:border-top="none" fo:border-bottom="0.05pt solid #000099"/>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9.B1" style:family="table-cell">
      <style:table-cell-properties fo:background-color="#99ccff" fo:padding="0cm" fo:border="0.05pt solid #000099">
        <style:background-image/>
      </style:table-cell-properties>
    </style:style>
    <style:style style:name="Table9.A2" style:family="table-cell">
      <style:table-cell-properties fo:padding="0cm" fo:border-left="0.05pt solid #000099" fo:border-right="none" fo:border-top="none" fo:border-bottom="0.05pt solid #000099"/>
    </style:style>
    <style:style style:name="Table9.B2" style:family="table-cell" style:data-style-name="N0">
      <style:table-cell-properties style:vertical-align="bottom" fo:padding="0cm" fo:border-left="0.05pt solid #000099" fo:border-right="0.05pt solid #000099" fo:border-top="none" fo:border-bottom="0.05pt solid #000099"/>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0.B1" style:family="table-cell">
      <style:table-cell-properties fo:background-color="#99ccff" fo:padding="0cm" fo:border="0.05pt solid #000099">
        <style:background-image/>
      </style:table-cell-properties>
    </style:style>
    <style:style style:name="Table10.A2" style:family="table-cell">
      <style:table-cell-properties fo:padding="0cm" fo:border-left="0.05pt solid #000099" fo:border-right="none" fo:border-top="none" fo:border-bottom="0.05pt solid #000099"/>
    </style:style>
    <style:style style:name="Table10.B2" style:family="table-cell" style:data-style-name="N0">
      <style:table-cell-properties style:vertical-align="bottom" fo:padding="0cm" fo:border-left="0.05pt solid #000099" fo:border-right="0.05pt solid #000099" fo:border-top="none" fo:border-bottom="0.05pt solid #000099"/>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1.B1" style:family="table-cell">
      <style:table-cell-properties fo:background-color="#99ccff" fo:padding="0cm" fo:border="0.05pt solid #000099">
        <style:background-image/>
      </style:table-cell-properties>
    </style:style>
    <style:style style:name="Table11.A2" style:family="table-cell">
      <style:table-cell-properties fo:padding="0cm" fo:border-left="0.05pt solid #000099" fo:border-right="none" fo:border-top="none" fo:border-bottom="0.05pt solid #000099"/>
    </style:style>
    <style:style style:name="Table11.B2" style:family="table-cell" style:data-style-name="N0">
      <style:table-cell-properties style:vertical-align="bottom" fo:padding="0cm" fo:border-left="0.05pt solid #000099" fo:border-right="0.05pt solid #000099" fo:border-top="none" fo:border-bottom="0.05pt solid #000099"/>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8.5cm" style:rel-column-width="32768*"/>
    </style:style>
    <style:style style:name="Table12.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2.B1" style:family="table-cell">
      <style:table-cell-properties fo:background-color="#99ccff" fo:padding="0cm" fo:border="0.05pt solid #000099">
        <style:background-image/>
      </style:table-cell-properties>
    </style:style>
    <style:style style:name="Table12.A2" style:family="table-cell">
      <style:table-cell-properties fo:padding="0cm" fo:border-left="0.05pt solid #000099" fo:border-right="none" fo:border-top="none" fo:border-bottom="0.05pt solid #000099"/>
    </style:style>
    <style:style style:name="Table12.B2" style:family="table-cell" style:data-style-name="N0">
      <style:table-cell-properties style:vertical-align="bottom" fo:padding="0cm" fo:border-left="0.05pt solid #000099" fo:border-right="0.05pt solid #000099" fo:border-top="none" fo:border-bottom="0.05pt solid #000099"/>
    </style:style>
    <style:style style:name="Table13" style:family="table">
      <style:table-properties style:width="25.698cm" table:align="margins"/>
    </style:style>
    <style:style style:name="Table13.A" style:family="table-column">
      <style:table-column-properties style:column-width="12.848cm" style:rel-column-width="32767*"/>
    </style:style>
    <style:style style:name="Table13.B" style:family="table-column">
      <style:table-column-properties style:column-width="12.85cm" style:rel-column-width="32768*"/>
    </style:style>
    <style:style style:name="Table13.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3.B1" style:family="table-cell">
      <style:table-cell-properties fo:background-color="#99ccff" fo:padding="0cm" fo:border="0.05pt solid #000099">
        <style:background-image/>
      </style:table-cell-properties>
    </style:style>
    <style:style style:name="Table13.A2" style:family="table-cell">
      <style:table-cell-properties fo:padding="0cm" fo:border-left="0.05pt solid #000099" fo:border-right="none" fo:border-top="none" fo:border-bottom="0.05pt solid #000099"/>
    </style:style>
    <style:style style:name="Table13.B2" style:family="table-cell" style:data-style-name="N0">
      <style:table-cell-properties style:vertical-align="bottom" fo:padding="0cm" fo:border-left="0.05pt solid #000099" fo:border-right="0.05pt solid #000099" fo:border-top="none" fo:border-bottom="0.05pt solid #000099"/>
    </style:style>
    <style:style style:name="Table14" style:family="table">
      <style:table-properties style:width="25.698cm" table:align="margins"/>
    </style:style>
    <style:style style:name="Table14.A" style:family="table-column">
      <style:table-column-properties style:column-width="12.848cm" style:rel-column-width="32767*"/>
    </style:style>
    <style:style style:name="Table14.B" style:family="table-column">
      <style:table-column-properties style:column-width="12.85cm" style:rel-column-width="32768*"/>
    </style:style>
    <style:style style:name="Table14.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4.B1" style:family="table-cell">
      <style:table-cell-properties fo:background-color="#99ccff" fo:padding="0cm" fo:border="0.05pt solid #000099">
        <style:background-image/>
      </style:table-cell-properties>
    </style:style>
    <style:style style:name="Table14.A2" style:family="table-cell">
      <style:table-cell-properties fo:padding="0cm" fo:border-left="0.05pt solid #000099" fo:border-right="none" fo:border-top="none" fo:border-bottom="0.05pt solid #000099"/>
    </style:style>
    <style:style style:name="Table14.B2" style:family="table-cell" style:data-style-name="N0">
      <style:table-cell-properties style:vertical-align="bottom" fo:padding="0cm" fo:border-left="0.05pt solid #000099" fo:border-right="0.05pt solid #000099" fo:border-top="none" fo:border-bottom="0.05pt solid #000099"/>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8.5cm" style:rel-column-width="32768*"/>
    </style:style>
    <style:style style:name="Table15.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5.B1" style:family="table-cell">
      <style:table-cell-properties fo:background-color="#99ccff" fo:padding="0cm" fo:border="0.05pt solid #000099">
        <style:background-image/>
      </style:table-cell-properties>
    </style:style>
    <style:style style:name="Table15.A2" style:family="table-cell">
      <style:table-cell-properties fo:padding="0cm" fo:border-left="0.05pt solid #000099" fo:border-right="none" fo:border-top="none" fo:border-bottom="0.05pt solid #000099"/>
    </style:style>
    <style:style style:name="Table15.B2" style:family="table-cell" style:data-style-name="N0">
      <style:table-cell-properties style:vertical-align="bottom" fo:padding="0cm" fo:border-left="0.05pt solid #000099" fo:border-right="0.05pt solid #000099" fo:border-top="none" fo:border-bottom="0.05pt solid #000099"/>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8.5cm" style:rel-column-width="32768*"/>
    </style:style>
    <style:style style:name="Table16.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6.B1" style:family="table-cell">
      <style:table-cell-properties fo:background-color="#99ccff" fo:padding="0cm" fo:border="0.05pt solid #000099">
        <style:background-image/>
      </style:table-cell-properties>
    </style:style>
    <style:style style:name="Table16.A2" style:family="table-cell">
      <style:table-cell-properties fo:padding="0cm" fo:border-left="0.05pt solid #000099" fo:border-right="none" fo:border-top="none" fo:border-bottom="0.05pt solid #000099"/>
    </style:style>
    <style:style style:name="Table16.B2" style:family="table-cell" style:data-style-name="N0">
      <style:table-cell-properties style:vertical-align="bottom" fo:padding="0cm" fo:border-left="0.05pt solid #000099" fo:border-right="0.05pt solid #000099" fo:border-top="none" fo:border-bottom="0.05pt solid #000099"/>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8.5cm" style:rel-column-width="32768*"/>
    </style:style>
    <style:style style:name="Table17.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7.B1" style:family="table-cell">
      <style:table-cell-properties fo:background-color="#99ccff" fo:padding="0cm" fo:border="0.05pt solid #000099">
        <style:background-image/>
      </style:table-cell-properties>
    </style:style>
    <style:style style:name="Table17.A2" style:family="table-cell">
      <style:table-cell-properties fo:padding="0cm" fo:border-left="0.05pt solid #000099" fo:border-right="none" fo:border-top="none" fo:border-bottom="0.05pt solid #000099"/>
    </style:style>
    <style:style style:name="Table17.B2" style:family="table-cell" style:data-style-name="N0">
      <style:table-cell-properties style:vertical-align="bottom" fo:padding="0cm" fo:border-left="0.05pt solid #000099" fo:border-right="0.05pt solid #000099" fo:border-top="none" fo:border-bottom="0.05pt solid #000099"/>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8.5cm" style:rel-column-width="32768*"/>
    </style:style>
    <style:style style:name="Table18.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8.B1" style:family="table-cell">
      <style:table-cell-properties fo:background-color="#99ccff" fo:padding="0cm" fo:border="0.05pt solid #000099">
        <style:background-image/>
      </style:table-cell-properties>
    </style:style>
    <style:style style:name="Table18.A2" style:family="table-cell">
      <style:table-cell-properties fo:padding="0cm" fo:border-left="0.05pt solid #000099" fo:border-right="none" fo:border-top="none" fo:border-bottom="0.05pt solid #000099"/>
    </style:style>
    <style:style style:name="Table18.B2" style:family="table-cell" style:data-style-name="N0">
      <style:table-cell-properties style:vertical-align="bottom" fo:padding="0cm" fo:border-left="0.05pt solid #000099" fo:border-right="0.05pt solid #000099" fo:border-top="none" fo:border-bottom="0.05pt solid #000099"/>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8.5cm" style:rel-column-width="32768*"/>
    </style:style>
    <style:style style:name="Table19.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9.B1" style:family="table-cell">
      <style:table-cell-properties fo:background-color="#99ccff" fo:padding="0cm" fo:border="0.05pt solid #000099">
        <style:background-image/>
      </style:table-cell-properties>
    </style:style>
    <style:style style:name="Table19.A2" style:family="table-cell">
      <style:table-cell-properties fo:padding="0cm" fo:border-left="0.05pt solid #000099" fo:border-right="none" fo:border-top="none" fo:border-bottom="0.05pt solid #000099"/>
    </style:style>
    <style:style style:name="Table19.B2" style:family="table-cell" style:data-style-name="N0">
      <style:table-cell-properties style:vertical-align="bottom" fo:padding="0cm" fo:border-left="0.05pt solid #000099" fo:border-right="0.05pt solid #000099" fo:border-top="none" fo:border-bottom="0.05pt solid #000099"/>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8.5cm" style:rel-column-width="32768*"/>
    </style:style>
    <style:style style:name="Table20.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0.B1" style:family="table-cell">
      <style:table-cell-properties fo:background-color="#99ccff" fo:padding="0cm" fo:border="0.05pt solid #000099">
        <style:background-image/>
      </style:table-cell-properties>
    </style:style>
    <style:style style:name="Table20.A2" style:family="table-cell">
      <style:table-cell-properties fo:padding="0cm" fo:border-left="0.05pt solid #000099" fo:border-right="none" fo:border-top="none" fo:border-bottom="0.05pt solid #000099"/>
    </style:style>
    <style:style style:name="Table20.B2" style:family="table-cell" style:data-style-name="N0">
      <style:table-cell-properties style:vertical-align="bottom" fo:padding="0cm" fo:border-left="0.05pt solid #000099" fo:border-right="0.05pt solid #000099" fo:border-top="none" fo:border-bottom="0.05pt solid #000099"/>
    </style:style>
    <style:style style:name="Table21" style:family="table">
      <style:table-properties style:width="25.698cm" table:align="margins"/>
    </style:style>
    <style:style style:name="Table21.A" style:family="table-column">
      <style:table-column-properties style:column-width="12.848cm" style:rel-column-width="32767*"/>
    </style:style>
    <style:style style:name="Table21.B" style:family="table-column">
      <style:table-column-properties style:column-width="12.85cm" style:rel-column-width="32768*"/>
    </style:style>
    <style:style style:name="Table21.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1.B1" style:family="table-cell">
      <style:table-cell-properties fo:background-color="#99ccff" fo:padding="0cm" fo:border="0.05pt solid #000099">
        <style:background-image/>
      </style:table-cell-properties>
    </style:style>
    <style:style style:name="Table21.A2" style:family="table-cell">
      <style:table-cell-properties fo:padding="0cm" fo:border-left="0.05pt solid #000099" fo:border-right="none" fo:border-top="none" fo:border-bottom="0.05pt solid #000099"/>
    </style:style>
    <style:style style:name="Table21.B2" style:family="table-cell" style:data-style-name="N0">
      <style:table-cell-properties style:vertical-align="bottom" fo:padding="0cm" fo:border-left="0.05pt solid #000099" fo:border-right="0.05pt solid #000099" fo:border-top="none" fo:border-bottom="0.05pt solid #000099"/>
    </style:style>
    <style:style style:name="Table22" style:family="table">
      <style:table-properties style:width="25.698cm" table:align="margins"/>
    </style:style>
    <style:style style:name="Table22.A" style:family="table-column">
      <style:table-column-properties style:column-width="12.848cm" style:rel-column-width="32767*"/>
    </style:style>
    <style:style style:name="Table22.B" style:family="table-column">
      <style:table-column-properties style:column-width="12.85cm" style:rel-column-width="32768*"/>
    </style:style>
    <style:style style:name="Table22.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2.B1" style:family="table-cell">
      <style:table-cell-properties fo:background-color="#99ccff" fo:padding="0cm" fo:border="0.05pt solid #000099">
        <style:background-image/>
      </style:table-cell-properties>
    </style:style>
    <style:style style:name="Table22.A2" style:family="table-cell">
      <style:table-cell-properties fo:padding="0cm" fo:border-left="0.05pt solid #000099" fo:border-right="none" fo:border-top="none" fo:border-bottom="0.05pt solid #000099"/>
    </style:style>
    <style:style style:name="Table22.B2" style:family="table-cell" style:data-style-name="N0">
      <style:table-cell-properties style:vertical-align="bottom" fo:padding="0cm" fo:border-left="0.05pt solid #000099" fo:border-right="0.05pt solid #000099" fo:border-top="none" fo:border-bottom="0.05pt solid #000099"/>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8.5cm" style:rel-column-width="32768*"/>
    </style:style>
    <style:style style:name="Table23.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3.B1" style:family="table-cell">
      <style:table-cell-properties fo:background-color="#99ccff" fo:padding="0cm" fo:border="0.05pt solid #000099">
        <style:background-image/>
      </style:table-cell-properties>
    </style:style>
    <style:style style:name="Table23.A2" style:family="table-cell">
      <style:table-cell-properties fo:padding="0cm" fo:border-left="0.05pt solid #000099" fo:border-right="none" fo:border-top="none" fo:border-bottom="0.05pt solid #000099"/>
    </style:style>
    <style:style style:name="Table23.B2" style:family="table-cell" style:data-style-name="N0">
      <style:table-cell-properties style:vertical-align="bottom" fo:padding="0cm" fo:border-left="0.05pt solid #000099" fo:border-right="0.05pt solid #000099" fo:border-top="none" fo:border-bottom="0.05pt solid #000099"/>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8.5cm" style:rel-column-width="32768*"/>
    </style:style>
    <style:style style:name="Table24.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4.B1" style:family="table-cell">
      <style:table-cell-properties fo:background-color="#99ccff" fo:padding="0cm" fo:border="0.05pt solid #000099">
        <style:background-image/>
      </style:table-cell-properties>
    </style:style>
    <style:style style:name="Table24.A2" style:family="table-cell">
      <style:table-cell-properties fo:padding="0cm" fo:border-left="0.05pt solid #000099" fo:border-right="none" fo:border-top="none" fo:border-bottom="0.05pt solid #000099"/>
    </style:style>
    <style:style style:name="Table24.B2" style:family="table-cell" style:data-style-name="N0">
      <style:table-cell-properties style:vertical-align="bottom" fo:padding="0cm" fo:border-left="0.05pt solid #000099" fo:border-right="0.05pt solid #000099" fo:border-top="none" fo:border-bottom="0.05pt solid #000099"/>
    </style:style>
    <style:style style:name="P1" style:family="paragraph" style:parent-style-name="Table_20_Contents">
      <style:paragraph-properties fo:text-align="end" style:justify-single-word="false"/>
    </style:style>
    <style:style style:name="P2" style:family="paragraph" style:parent-style-name="Standard">
      <style:text-properties fo:color="#ff3366" style:font-name="Liberation Sans" fo:font-size="18pt" fo:font-weight="bold" style:font-size-asian="18pt" style:font-weight-asian="bold" style:font-size-complex="18pt" style:font-weight-complex="bold"/>
    </style:style>
    <style:style style:name="P3" style:family="paragraph" style:parent-style-name="Standard" style:master-page-name="Landscape">
      <style:paragraph-properties style:page-number="auto"/>
    </style:style>
    <style:style style:name="P4" style:family="paragraph" style:parent-style-name="Standard" style:master-page-name="Standard">
      <style:paragraph-properties style:page-number="auto"/>
    </style:style>
    <style:style style:name="P5" style:family="paragraph" style:parent-style-name="Standard">
      <style:text-properties fo:color="#ff3366" style:font-name="Liberation Sans" fo:font-size="18pt" fo:font-weight="bold" style:font-size-asian="18pt" style:font-weight-asian="bold" style:font-size-complex="18pt" style:font-weight-complex="bold"/>
    </style:style>
    <style:style style:name="P6" style:family="paragraph" style:parent-style-name="Table_20_Contents">
      <style:paragraph-properties fo:text-align="end" style:justify-single-word="false"/>
    </style:style>
    <style:style style:name="T1" style:family="text">
      <style:text-properties fo:font-style="italic" fo:font-weight="bold"/>
    </style:style>
    <style:style style:name="T2" style:family="text">
      <style:text-properties fo:color="#355e00"/>
    </style:style>
    <style:style style:name="T3" style:family="text">
      <style:text-properties fo:color="#280099"/>
    </style:style>
    <style:style style:name="T4" style:family="text">
      <style:text-properties fo:color="#e6ff00"/>
    </style:style>
    <style:style style:name="T5" style:family="text">
      <style:text-properties fo:color="#94006b"/>
    </style:style>
    <style:style style:name="T6" style:family="text">
      <style:text-properties fo:color="#00dcff"/>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 table:style-name="Table1">
        <table:table-column table:style-name="Table1.A"/>
        <table:table-column table:style-name="Table1.B"/>
        <table:table-row>
          <table:table-cell table:style-name="Table1.A1" office:value-type="string">
            <text:p text:style-name="Table_20_Heading">Quotation</text:p>
          </table:table-cell>
          <table:table-cell table:style-name="Table1.B1" office:value-type="string">
            <text:p text:style-name="Table_20_Heading">Year</text:p>
          </table:table-cell>
        </table:table-row>
        <table:table-row>
          <table:table-cell table:style-name="Table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 table:style-name="Table2">
        <table:table-column table:style-name="Table2.A"/>
        <table:table-column table:style-name="Table2.B"/>
        <table:table-row>
          <table:table-cell table:style-name="Table2.A1" office:value-type="string">
            <text:p text:style-name="Table_20_Heading">Quotation</text:p>
          </table:table-cell>
          <table:table-cell table:style-name="Table2.B1" office:value-type="string">
            <text:p text:style-name="Table_20_Heading">Year</text:p>
          </table:table-cell>
        </table:table-row>
        <table:table-row>
          <table:table-cell table:style-name="Table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text:soft-page-break/>RED <text:span text:style-name="T2">GREEN</text:span> <text:span text:style-name="T3">BLUE</text:span> <text:span text:style-name="T4">YELLOW</text:span> <text:span text:style-name="T5">MAGENTA</text:span> <text:span text:style-name="T6">TURQUOISE</text:span></text:p>
      <text:p text:style-name="Standard"/>
      <table:table table:name="Table3" table:style-name="Table3">
        <table:table-column table:style-name="Table3.A"/>
        <table:table-column table:style-name="Table3.B"/>
        <table:table-row>
          <table:table-cell table:style-name="Table3.A1" office:value-type="string">
            <text:p text:style-name="Table_20_Heading">Quotation</text:p>
          </table:table-cell>
          <table:table-cell table:style-name="Table3.B1" office:value-type="string">
            <text:p text:style-name="Table_20_Heading">Year</text:p>
          </table:table-cell>
        </table:table-row>
        <table:table-row>
          <table:table-cell table:style-name="Table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4" table:style-name="Table4">
        <table:table-column table:style-name="Table4.A"/>
        <table:table-column table:style-name="Table4.B"/>
        <table:table-row>
          <table:table-cell table:style-name="Table4.A1" office:value-type="string">
            <text:p text:style-name="Table_20_Heading">Quotation</text:p>
          </table:table-cell>
          <table:table-cell table:style-name="Table4.B1" office:value-type="string">
            <text:p text:style-name="Table_20_Heading">Year</text:p>
          </table:table-cell>
        </table:table-row>
        <table:table-row>
          <table:table-cell table:style-name="Table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4.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5" table:style-name="Table5">
        <table:table-column table:style-name="Table5.A"/>
        <table:table-column table:style-name="Table5.B"/>
        <table:table-row>
          <table:table-cell table:style-name="Table5.A1" office:value-type="string">
            <text:p text:style-name="Table_20_Heading">Quotation</text:p>
          </table:table-cell>
          <table:table-cell table:style-name="Table5.B1" office:value-type="string">
            <text:p text:style-name="Table_20_Heading">Year</text:p>
          </table:table-cell>
        </table:table-row>
        <table:table-row>
          <table:table-cell table:style-name="Table5.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5.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6" table:style-name="Table6">
        <table:table-column table:style-name="Table6.A"/>
        <table:table-column table:style-name="Table6.B"/>
        <table:table-row>
          <table:table-cell table:style-name="Table6.A1" office:value-type="string">
            <text:p text:style-name="Table_20_Heading">Quotation</text:p>
          </table:table-cell>
          <table:table-cell table:style-name="Table6.B1" office:value-type="string">
            <text:p text:style-name="Table_20_Heading">Year</text:p>
          </table:table-cell>
        </table:table-row>
        <table:table-row>
          <table:table-cell table:style-name="Table6.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6.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7" table:style-name="Table7">
        <table:table-column table:style-name="Table7.A"/>
        <table:table-column table:style-name="Table7.B"/>
        <table:table-row>
          <table:table-cell table:style-name="Table7.A1" office:value-type="string">
            <text:p text:style-name="Table_20_Heading">Quotation</text:p>
          </table:table-cell>
          <table:table-cell table:style-name="Table7.B1" office:value-type="string">
            <text:p text:style-name="Table_20_Heading">Year</text:p>
          </table:table-cell>
        </table:table-row>
        <table:table-row>
          <table:table-cell table:style-name="Table7.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7.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8" table:style-name="Table8">
        <table:table-column table:style-name="Table8.A"/>
        <table:table-column table:style-name="Table8.B"/>
        <table:table-row>
          <table:table-cell table:style-name="Table8.A1" office:value-type="string">
            <text:p text:style-name="Table_20_Heading">Quotation</text:p>
          </table:table-cell>
          <table:table-cell table:style-name="Table8.B1" office:value-type="string">
            <text:p text:style-name="Table_20_Heading">Year</text:p>
          </table:table-cell>
        </table:table-row>
        <table:table-row>
          <table:table-cell table:style-name="Table8.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8.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text:span text:style-name="T1">He lay</text:span> flat on the brown, pine-needled floor of the forest, his chin on his folded arms, and high overhead the wind blew in the tops of the pine trees. The mountainside sloped gently where he lay; <text:soft-page-break/>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7" table:style-name="Table17">
        <table:table-column table:style-name="Table17.A"/>
        <table:table-column table:style-name="Table17.B"/>
        <table:table-row>
          <table:table-cell table:style-name="Table17.A1" office:value-type="string">
            <text:p text:style-name="Table_20_Heading">Quotation</text:p>
          </table:table-cell>
          <table:table-cell table:style-name="Table17.B1" office:value-type="string">
            <text:p text:style-name="Table_20_Heading">Year</text:p>
          </table:table-cell>
        </table:table-row>
        <table:table-row>
          <table:table-cell table:style-name="Table17.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7.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8" table:style-name="Table18">
        <table:table-column table:style-name="Table18.A"/>
        <table:table-column table:style-name="Table18.B"/>
        <table:table-row>
          <table:table-cell table:style-name="Table18.A1" office:value-type="string">
            <text:p text:style-name="Table_20_Heading">Quotation</text:p>
          </table:table-cell>
          <table:table-cell table:style-name="Table18.B1" office:value-type="string">
            <text:p text:style-name="Table_20_Heading">Year</text:p>
          </table:table-cell>
        </table:table-row>
        <table:table-row>
          <table:table-cell table:style-name="Table18.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8.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text:soft-page-break/></text:p>
      <table:table table:name="Table19" table:style-name="Table19">
        <table:table-column table:style-name="Table19.A"/>
        <table:table-column table:style-name="Table19.B"/>
        <table:table-row>
          <table:table-cell table:style-name="Table19.A1" office:value-type="string">
            <text:p text:style-name="Table_20_Heading">Quotation</text:p>
          </table:table-cell>
          <table:table-cell table:style-name="Table19.B1" office:value-type="string">
            <text:p text:style-name="Table_20_Heading">Year</text:p>
          </table:table-cell>
        </table:table-row>
        <table:table-row>
          <table:table-cell table:style-name="Table19.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9.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0" table:style-name="Table20">
        <table:table-column table:style-name="Table20.A"/>
        <table:table-column table:style-name="Table20.B"/>
        <table:table-row>
          <table:table-cell table:style-name="Table20.A1" office:value-type="string">
            <text:p text:style-name="Table_20_Heading">Quotation</text:p>
          </table:table-cell>
          <table:table-cell table:style-name="Table20.B1" office:value-type="string">
            <text:p text:style-name="Table_20_Heading">Year</text:p>
          </table:table-cell>
        </table:table-row>
        <table:table-row>
          <table:table-cell table:style-name="Table20.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0.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1" table:style-name="Table21">
        <table:table-column table:style-name="Table21.A"/>
        <table:table-column table:style-name="Table21.B"/>
        <table:table-row>
          <table:table-cell table:style-name="Table21.A1" office:value-type="string">
            <text:p text:style-name="Table_20_Heading">Quotation</text:p>
          </table:table-cell>
          <table:table-cell table:style-name="Table21.B1" office:value-type="string">
            <text:p text:style-name="Table_20_Heading">Year</text:p>
          </table:table-cell>
        </table:table-row>
        <table:table-row>
          <table:table-cell table:style-name="Table2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1.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2" table:style-name="Table22">
        <table:table-column table:style-name="Table22.A"/>
        <table:table-column table:style-name="Table22.B"/>
        <table:table-row>
          <table:table-cell table:style-name="Table22.A1" office:value-type="string">
            <text:p text:style-name="Table_20_Heading">Quotation</text:p>
          </table:table-cell>
          <table:table-cell table:style-name="Table22.B1" office:value-type="string">
            <text:p text:style-name="Table_20_Heading">Year</text:p>
          </table:table-cell>
        </table:table-row>
        <table:table-row>
          <table:table-cell table:style-name="Table2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2.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3" table:style-name="Table23">
        <table:table-column table:style-name="Table23.A"/>
        <table:table-column table:style-name="Table23.B"/>
        <table:table-row>
          <table:table-cell table:style-name="Table23.A1" office:value-type="string">
            <text:p text:style-name="Table_20_Heading">Quotation</text:p>
          </table:table-cell>
          <table:table-cell table:style-name="Table23.B1" office:value-type="string">
            <text:p text:style-name="Table_20_Heading">Year</text:p>
          </table:table-cell>
        </table:table-row>
        <table:table-row>
          <table:table-cell table:style-name="Table2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4" table:style-name="Table24">
        <table:table-column table:style-name="Table24.A"/>
        <table:table-column table:style-name="Table24.B"/>
        <table:table-row>
          <table:table-cell table:style-name="Table24.A1" office:value-type="string">
            <text:p text:style-name="Table_20_Heading">Quotation</text:p>
          </table:table-cell>
          <table:table-cell table:style-name="Table24.B1" office:value-type="string">
            <text:p text:style-name="Table_20_Heading">Year</text:p>
          </table:table-cell>
        </table:table-row>
        <table:table-row>
          <table:table-cell table:style-name="Table2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4.B2" office:value-type="float" office:value="1940">
            <text:p text:style-name="P1">1940</text:p>
          </table:table-cell>
        </table:table-row>
      </table:table>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9" table:style-name="Table9">
        <table:table-column table:style-name="Table9.A"/>
        <table:table-column table:style-name="Table9.B"/>
        <table:table-row>
          <table:table-cell table:style-name="Table9.A1" office:value-type="string">
            <text:p text:style-name="Table_20_Heading">Quotation</text:p>
          </table:table-cell>
          <table:table-cell table:style-name="Table9.B1" office:value-type="string">
            <text:p text:style-name="Table_20_Heading">Year</text:p>
          </table:table-cell>
        </table:table-row>
        <table:table-row>
          <table:table-cell table:style-name="Table9.A2" office:value-type="string">
            <text:p text:style-name="Table_20_Contents"><text:span text:style-name="T1">He lay</text:span> flat on the brown, pine-needled floor of the forest, his chin on his folded arms, and high overhead the wind blew in the tops of the pine <text:soft-page-break/>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9.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0" table:style-name="Table10">
        <table:table-column table:style-name="Table10.A"/>
        <table:table-column table:style-name="Table10.B"/>
        <table:table-row>
          <table:table-cell table:style-name="Table10.A1" office:value-type="string">
            <text:p text:style-name="Table_20_Heading">Quotation</text:p>
          </table:table-cell>
          <table:table-cell table:style-name="Table10.B1" office:value-type="string">
            <text:p text:style-name="Table_20_Heading">Year</text:p>
          </table:table-cell>
        </table:table-row>
        <table:table-row>
          <table:table-cell table:style-name="Table10.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0.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1" table:style-name="Table11">
        <table:table-column table:style-name="Table11.A"/>
        <table:table-column table:style-name="Table11.B"/>
        <table:table-row>
          <table:table-cell table:style-name="Table11.A1" office:value-type="string">
            <text:p text:style-name="Table_20_Heading">Quotation</text:p>
          </table:table-cell>
          <table:table-cell table:style-name="Table11.B1" office:value-type="string">
            <text:p text:style-name="Table_20_Heading">Year</text:p>
          </table:table-cell>
        </table:table-row>
        <table:table-row>
          <table:table-cell table:style-name="Table1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text:soft-page-break/> <text:s/>"Is that the mill?" he asked.</text:p>
          </table:table-cell>
          <table:table-cell table:style-name="Table11.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2" table:style-name="Table12">
        <table:table-column table:style-name="Table12.A"/>
        <table:table-column table:style-name="Table12.B"/>
        <table:table-row>
          <table:table-cell table:style-name="Table12.A1" office:value-type="string">
            <text:p text:style-name="Table_20_Heading">Quotation</text:p>
          </table:table-cell>
          <table:table-cell table:style-name="Table12.B1" office:value-type="string">
            <text:p text:style-name="Table_20_Heading">Year</text:p>
          </table:table-cell>
        </table:table-row>
        <table:table-row>
          <table:table-cell table:style-name="Table1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2.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3" table:style-name="Table13">
        <table:table-column table:style-name="Table13.A"/>
        <table:table-column table:style-name="Table13.B"/>
        <table:table-row>
          <table:table-cell table:style-name="Table13.A1" office:value-type="string">
            <text:p text:style-name="Table_20_Heading">Quotation</text:p>
          </table:table-cell>
          <table:table-cell table:style-name="Table13.B1" office:value-type="string">
            <text:p text:style-name="Table_20_Heading">Year</text:p>
          </table:table-cell>
        </table:table-row>
        <table:table-row>
          <table:table-cell table:style-name="Table1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4" table:style-name="Table14">
        <table:table-column table:style-name="Table14.A"/>
        <table:table-column table:style-name="Table14.B"/>
        <table:table-row>
          <table:table-cell table:style-name="Table14.A1" office:value-type="string">
            <text:p text:style-name="Table_20_Heading">Quotation</text:p>
          </table:table-cell>
          <table:table-cell table:style-name="Table14.B1" office:value-type="string">
            <text:p text:style-name="Table_20_Heading">Year</text:p>
          </table:table-cell>
        </table:table-row>
        <table:table-row>
          <table:table-cell table:style-name="Table1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4.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5" table:style-name="Table15">
        <table:table-column table:style-name="Table15.A"/>
        <table:table-column table:style-name="Table15.B"/>
        <table:table-row>
          <table:table-cell table:style-name="Table15.A1" office:value-type="string">
            <text:p text:style-name="Table_20_Heading">Quotation</text:p>
          </table:table-cell>
          <table:table-cell table:style-name="Table15.B1" office:value-type="string">
            <text:p text:style-name="Table_20_Heading">Year</text:p>
          </table:table-cell>
        </table:table-row>
        <table:table-row>
          <table:table-cell table:style-name="Table15.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5.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6" table:style-name="Table16">
        <table:table-column table:style-name="Table16.A"/>
        <table:table-column table:style-name="Table16.B"/>
        <table:table-row>
          <table:table-cell table:style-name="Table16.A1" office:value-type="string">
            <text:p text:style-name="Table_20_Heading">Quotation</text:p>
          </table:table-cell>
          <table:table-cell table:style-name="Table16.B1" office:value-type="string">
            <text:p text:style-name="Table_20_Heading">Year</text:p>
          </table:table-cell>
        </table:table-row>
        <table:table-row>
          <table:table-cell table:style-name="Table16.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6.B2" office:value-type="float" office:value="1940">
            <text:p text:style-name="P1">194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24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Endnote" style:page-layout-name="Mpm2"/>
    <style:master-page style:name="Landscape" style:page-layout-name="Mpm3">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meta:initial-creator>Jürgen Schmidt</meta:initial-creator>
    <meta:creation-date>2003-02-12T09:11:07</meta:creation-date>
    <dc:creator>Tor Lillqvist</dc:creator>
    <dc:date>2012-06-20T13:38:14</dc:date>
    <dc:language>en-US</dc:language>
    <meta:editing-cycles>9</meta:editing-cycles>
    <meta:editing-duration>PT7M53S</meta:editing-duration>
    <meta:document-statistic meta:table-count="24" meta:image-count="0" meta:object-count="0" meta:page-count="12" meta:paragraph-count="146" meta:word-count="4682" meta:character-count="24242" meta:non-whitespace-character-count="19610"/>
    <meta:user-defined meta:name="Info 1"/>
    <meta:user-defined meta:name="Info 2"/>
    <meta:user-defined meta:name="Info 3"/>
    <meta:user-defined meta:name="Info 4"/>
  </office:meta>
</office:document-meta>
</file>